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9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3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03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1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1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30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1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15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3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7-1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5-30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4-0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3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2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2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28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0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0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1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1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1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1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0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0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4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2-1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0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2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02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1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1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1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2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1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6736" calcext:value-type="float">
            <text:p>7.3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36567741936" calcext:value-type="float">
            <text:p>7.5223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357393548387" calcext:value-type="float">
            <text:p>7.8735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246890322581" calcext:value-type="float">
            <text:p>8.1024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121425" calcext:value-type="float">
            <text:p>8.1912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564438709677" calcext:value-type="float">
            <text:p>7.9456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422193548387" calcext:value-type="float">
            <text:p>7.7242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0488" calcext:value-type="float">
            <text:p>7.4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7176" calcext:value-type="float">
            <text:p>7.21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48955" calcext:value-type="float">
            <text:p>7.1648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098964705882" calcext:value-type="float">
            <text:p>7.200989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8824" calcext:value-type="float">
            <text:p>7.6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4992" calcext:value-type="float">
            <text:p>7.70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847142857143" calcext:value-type="float">
            <text:p>7.9084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120425" calcext:value-type="float">
            <text:p>8.1112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31232" calcext:value-type="float">
            <text:p>8.12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594451612903" calcext:value-type="float">
            <text:p>8.3559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0396" calcext:value-type="float">
            <text:p>8.01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629" calcext:value-type="float">
            <text:p>7.318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330971428572" calcext:value-type="float">
            <text:p>7.21330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33244444445" calcext:value-type="float">
            <text:p>7.034332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293544827586" calcext:value-type="float">
            <text:p>7.14293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84266666667" calcext:value-type="float">
            <text:p>7.46184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810296774194" calcext:value-type="float">
            <text:p>7.6081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58368" calcext:value-type="float">
            <text:p>7.6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084937931035" calcext:value-type="float">
            <text:p>8.03084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677212903226" calcext:value-type="float">
            <text:p>7.9967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9525" calcext:value-type="float">
            <text:p>8.0772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86967741935" calcext:value-type="float">
            <text:p>8.1258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24912" calcext:value-type="float">
            <text:p>7.8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610761290323" calcext:value-type="float">
            <text:p>7.5961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40307692308" calcext:value-type="float">
            <text:p>7.35740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6004" calcext:value-type="float">
            <text:p>7.394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377028571429" calcext:value-type="float">
            <text:p>7.5237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178628571429" calcext:value-type="float">
            <text:p>7.65178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43456" calcext:value-type="float">
            <text:p>7.7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297775" calcext:value-type="float">
            <text:p>7.8229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55088" calcext:value-type="float">
            <text:p>7.85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01703225807" calcext:value-type="float">
            <text:p>8.2110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87329032258" calcext:value-type="float">
            <text:p>8.4128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98208" calcext:value-type="float">
            <text:p>8.31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73552" calcext:value-type="float">
            <text:p>7.9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1352" calcext:value-type="float">
            <text:p>7.7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749" calcext:value-type="float">
            <text:p>7.516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188977777778" calcext:value-type="float">
            <text:p>7.47188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442872727273" calcext:value-type="float">
            <text:p>7.79442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063938461538" calcext:value-type="float">
            <text:p>7.870639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53232" calcext:value-type="float">
            <text:p>7.94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158525" calcext:value-type="float">
            <text:p>8.1115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42376" calcext:value-type="float">
            <text:p>8.4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522141935484" calcext:value-type="float">
            <text:p>8.4452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10616" calcext:value-type="float">
            <text:p>7.68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87514285714" calcext:value-type="float">
            <text:p>7.49187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818425806452" calcext:value-type="float">
            <text:p>7.3981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07368" calcext:value-type="float">
            <text:p>7.52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146916129032" calcext:value-type="float">
            <text:p>7.5514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13184516129" calcext:value-type="float">
            <text:p>7.771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78425806452" calcext:value-type="float">
            <text:p>8.0077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743716129032" calcext:value-type="float">
            <text:p>8.0574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14838709677" calcext:value-type="float">
            <text:p>7.7871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09238709677" calcext:value-type="float">
            <text:p>7.3390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00877419355" calcext:value-type="float">
            <text:p>7.1740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821828571429" calcext:value-type="float">
            <text:p>7.2982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860051612903" calcext:value-type="float">
            <text:p>7.5086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17574193548" calcext:value-type="float">
            <text:p>7.6741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874451612903" calcext:value-type="float">
            <text:p>7.8987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961780645161" calcext:value-type="float">
            <text:p>7.9296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452" calcext:value-type="float">
            <text:p>8.06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34775" calcext:value-type="float">
            <text:p>8.1163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586374193548" calcext:value-type="float">
            <text:p>8.2258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00856" calcext:value-type="float">
            <text:p>8.00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45055483871" calcext:value-type="float">
            <text:p>7.5845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794141935484" calcext:value-type="float">
            <text:p>7.3479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270709677419" calcext:value-type="float">
            <text:p>7.4027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21324137931" calcext:value-type="float">
            <text:p>7.6021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86658064516" calcext:value-type="float">
            <text:p>7.8798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86575483871" calcext:value-type="float">
            <text:p>8.038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9872" calcext:value-type="float">
            <text:p>8.17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16875" calcext:value-type="float">
            <text:p>8.2081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22848" calcext:value-type="float">
            <text:p>8.22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515793548387" calcext:value-type="float">
            <text:p>8.3551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67925" calcext:value-type="float">
            <text:p>8.4826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866" calcext:value-type="float">
            <text:p>8.3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351019354839" calcext:value-type="float">
            <text:p>7.9535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15406451613" calcext:value-type="float">
            <text:p>7.8571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55925" calcext:value-type="float">
            <text:p>7.9035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980771428572" calcext:value-type="float">
            <text:p>8.14980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608825" calcext:value-type="float">
            <text:p>8.3260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55664516129" calcext:value-type="float">
            <text:p>8.5955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22736" calcext:value-type="float">
            <text:p>8.7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005725" calcext:value-type="float">
            <text:p>8.8400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95504" calcext:value-type="float">
            <text:p>8.8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23767741935" calcext:value-type="float">
            <text:p>9.1652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8087" calcext:value-type="float">
            <text:p>9.078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2952" calcext:value-type="float">
            <text:p>8.6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2297" calcext:value-type="float">
            <text:p>8.472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86808" calcext:value-type="float">
            <text:p>8.08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97605" calcext:value-type="float">
            <text:p>7.9897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809931034483" calcext:value-type="float">
            <text:p>8.17809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33335" calcext:value-type="float">
            <text:p>8.3833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472387096774" calcext:value-type="float">
            <text:p>8.5447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669006451613" calcext:value-type="float">
            <text:p>8.7166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14503225807" calcext:value-type="float">
            <text:p>8.8541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0384" calcext:value-type="float">
            <text:p>8.9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5519" calcext:value-type="float">
            <text:p>9.105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62864516129" calcext:value-type="float">
            <text:p>9.1716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73264516129" calcext:value-type="float">
            <text:p>8.8607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33806451613" calcext:value-type="float">
            <text:p>8.1863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18232" calcext:value-type="float">
            <text:p>7.8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78255" calcext:value-type="float">
            <text:p>7.7478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604685714286" calcext:value-type="float">
            <text:p>7.88604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644425" calcext:value-type="float">
            <text:p>8.1264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908490322581" calcext:value-type="float">
            <text:p>8.4590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89161290323" calcext:value-type="float">
            <text:p>8.5348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8305" calcext:value-type="float">
            <text:p>8.9308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810434782609" calcext:value-type="float">
            <text:p>9.018104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34784" calcext:value-type="float">
            <text:p>8.3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329548387097" calcext:value-type="float">
            <text:p>8.4232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28075" calcext:value-type="float">
            <text:p>7.9612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0472" calcext:value-type="float">
            <text:p>7.7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667117241379" calcext:value-type="float">
            <text:p>8.28667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87432258065" calcext:value-type="float">
            <text:p>8.4948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62193548387" calcext:value-type="float">
            <text:p>9.0196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534787096774" calcext:value-type="float">
            <text:p>8.9653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238" calcext:value-type="float">
            <text:p>8.88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317818181818" calcext:value-type="float">
            <text:p>8.80317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32216" calcext:value-type="float">
            <text:p>8.45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895075" calcext:value-type="float">
            <text:p>8.3689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6576" calcext:value-type="float">
            <text:p>8.25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741425" calcext:value-type="float">
            <text:p>8.2674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502828571429" calcext:value-type="float">
            <text:p>8.44502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489625" calcext:value-type="float">
            <text:p>8.6948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21032258065" calcext:value-type="float">
            <text:p>8.8972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87752" calcext:value-type="float">
            <text:p>9.14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3273" calcext:value-type="float">
            <text:p>9.423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197575" calcext:value-type="float">
            <text:p>9.7119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338012903226" calcext:value-type="float">
            <text:p>9.8133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3885" calcext:value-type="float">
            <text:p>9.5853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68103225807" calcext:value-type="float">
            <text:p>8.9516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90425806452" calcext:value-type="float">
            <text:p>8.5869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197651612903" calcext:value-type="float">
            <text:p>8.6119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18648275862" calcext:value-type="float">
            <text:p>8.74418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0546" calcext:value-type="float">
            <text:p>8.94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5529" calcext:value-type="float">
            <text:p>9.185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64536" calcext:value-type="float">
            <text:p>9.16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60929032258" calcext:value-type="float">
            <text:p>9.3486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868412903226" calcext:value-type="float">
            <text:p>9.5786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88929032258" calcext:value-type="float">
            <text:p>9.6838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834875" calcext:value-type="float">
            <text:p>9.6483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2356" calcext:value-type="float">
            <text:p>9.45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237075" calcext:value-type="float">
            <text:p>9.0623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0748" calcext:value-type="float">
            <text:p>8.2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25771428571" calcext:value-type="float">
            <text:p>8.32125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6355" calcext:value-type="float">
            <text:p>8.5136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345109677419" calcext:value-type="float">
            <text:p>8.7834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18464" calcext:value-type="float">
            <text:p>8.9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703675" calcext:value-type="float">
            <text:p>9.0570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12848" calcext:value-type="float">
            <text:p>9.11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84955" calcext:value-type="float">
            <text:p>9.2984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35275" calcext:value-type="float">
            <text:p>9.173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4044" calcext:value-type="float">
            <text:p>8.7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43070967742" calcext:value-type="float">
            <text:p>8.1164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55595" calcext:value-type="float">
            <text:p>7.9055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66257142857" calcext:value-type="float">
            <text:p>8.0226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93625806452" calcext:value-type="float">
            <text:p>8.0809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105161290323" calcext:value-type="float">
            <text:p>8.2910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08872" calcext:value-type="float">
            <text:p>8.52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802325" calcext:value-type="float">
            <text:p>8.5680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442890322581" calcext:value-type="float">
            <text:p>8.5444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381574193548" calcext:value-type="float">
            <text:p>8.6038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16075" calcext:value-type="float">
            <text:p>8.5251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948412903226" calcext:value-type="float">
            <text:p>8.3594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97504516129" calcext:value-type="float">
            <text:p>8.1797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829883870968" calcext:value-type="float">
            <text:p>8.1182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161333333333" calcext:value-type="float">
            <text:p>8.25161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54257142857" calcext:value-type="float">
            <text:p>8.20554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158348387097" calcext:value-type="float">
            <text:p>8.4415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26838709677" calcext:value-type="float">
            <text:p>8.7472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71272" calcext:value-type="float">
            <text:p>8.91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879483870968" calcext:value-type="float">
            <text:p>9.0387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6936" calcext:value-type="float">
            <text:p>9.30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310864516129" calcext:value-type="float">
            <text:p>9.5831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51856" calcext:value-type="float">
            <text:p>9.43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41504516129" calcext:value-type="float">
            <text:p>9.0941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5624" calcext:value-type="float">
            <text:p>8.74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16774193548" calcext:value-type="float">
            <text:p>8.372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449213793104" calcext:value-type="float">
            <text:p>8.40449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547561290323" calcext:value-type="float">
            <text:p>8.6354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28784516129" calcext:value-type="float">
            <text:p>8.8228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08608" calcext:value-type="float">
            <text:p>9.0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28895483871" calcext:value-type="float">
            <text:p>9.1328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3896" calcext:value-type="float">
            <text:p>9.16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403432258064" calcext:value-type="float">
            <text:p>9.39403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274477419355" calcext:value-type="float">
            <text:p>9.2527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1688" calcext:value-type="float">
            <text:p>8.94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43329032258" calcext:value-type="float">
            <text:p>8.7024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9704" calcext:value-type="float">
            <text:p>8.4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522141935484" calcext:value-type="float">
            <text:p>8.4452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97628571429" calcext:value-type="float">
            <text:p>8.79097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986451612903" calcext:value-type="float">
            <text:p>9.2398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839026086957" calcext:value-type="float">
            <text:p>8.68839026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44032" calcext:value-type="float">
            <text:p>9.47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638787096774" calcext:value-type="float">
            <text:p>9.6663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5464" calcext:value-type="float">
            <text:p>9.9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97011612903" calcext:value-type="float">
            <text:p>10.1697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2237419355" calcext:value-type="float">
            <text:p>10.3442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68027586207" calcext:value-type="float">
            <text:p>10.4168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753858064516" calcext:value-type="float">
            <text:p>9.8275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8808" calcext:value-type="float">
            <text:p>9.2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288980645161" calcext:value-type="float">
            <text:p>8.9628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62571428572" calcext:value-type="float">
            <text:p>8.97962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04255483871" calcext:value-type="float">
            <text:p>9.2304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153006451613" calcext:value-type="float">
            <text:p>9.3415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6448" calcext:value-type="float">
            <text:p>9.4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278503225806" calcext:value-type="float">
            <text:p>9.4027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6064" calcext:value-type="float">
            <text:p>9.60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43055483871" calcext:value-type="float">
            <text:p>9.794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660180645161" calcext:value-type="float">
            <text:p>9.7066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12936" calcext:value-type="float">
            <text:p>9.79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911819354839" calcext:value-type="float">
            <text:p>9.3891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2608" calcext:value-type="float">
            <text:p>9.04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946012903226" calcext:value-type="float">
            <text:p>8.9294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535085714286" calcext:value-type="float">
            <text:p>9.1753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97775483871" calcext:value-type="float">
            <text:p>9.379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067948387097" calcext:value-type="float">
            <text:p>9.5906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57488" calcext:value-type="float">
            <text:p>9.77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347277419355" calcext:value-type="float">
            <text:p>9.7434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8864" calcext:value-type="float">
            <text:p>9.93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6184516129" calcext:value-type="float">
            <text:p>10.276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69710967742" calcext:value-type="float">
            <text:p>10.2769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3856" calcext:value-type="float">
            <text:p>10.0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150683870968" calcext:value-type="float">
            <text:p>9.4015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47368" calcext:value-type="float">
            <text:p>9.04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535948387097" calcext:value-type="float">
            <text:p>8.9353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162924137931" calcext:value-type="float">
            <text:p>9.04162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433548387097" calcext:value-type="float">
            <text:p>9.1243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05367741936" calcext:value-type="float">
            <text:p>9.2170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85336" calcext:value-type="float">
            <text:p>9.29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0497" calcext:value-type="float">
            <text:p>9.310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541035294118" calcext:value-type="float">
            <text:p>9.715410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251819354839" calcext:value-type="float">
            <text:p>9.9225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18141935484" calcext:value-type="float">
            <text:p>9.6491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39176" calcext:value-type="float">
            <text:p>9.70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80258064516" calcext:value-type="float">
            <text:p>9.2728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82" calcext:value-type="float">
            <text:p>8.97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83225806452" calcext:value-type="float">
            <text:p>8.7728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836371428571" calcext:value-type="float">
            <text:p>8.78836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08438709678" calcext:value-type="float">
            <text:p>9.18008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667741935484" calcext:value-type="float">
            <text:p>9.4266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0052" calcext:value-type="float">
            <text:p>9.56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353677419355" calcext:value-type="float">
            <text:p>9.4935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8616" calcext:value-type="float">
            <text:p>9.50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290038709677" calcext:value-type="float">
            <text:p>9.6129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64929032258" calcext:value-type="float">
            <text:p>9.6686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57285" calcext:value-type="float">
            <text:p>8.4957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18144" calcext:value-type="float">
            <text:p>8.47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732619354839" calcext:value-type="float">
            <text:p>8.7673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734322580645" calcext:value-type="float">
            <text:p>8.9773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80688" calcext:value-type="float">
            <text:p>9.28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359458064516" calcext:value-type="float">
            <text:p>9.5135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3448" calcext:value-type="float">
            <text:p>9.5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974838709678" calcext:value-type="float">
            <text:p>9.53974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19664516129" calcext:value-type="float">
            <text:p>9.5251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78552" calcext:value-type="float">
            <text:p>9.40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71096774194" calcext:value-type="float">
            <text:p>9.4247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1084" calcext:value-type="float">
            <text:p>9.18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54503225807" calcext:value-type="float">
            <text:p>9.0065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60342857143" calcext:value-type="float">
            <text:p>8.9646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62064516129" calcext:value-type="float">
            <text:p>9.1076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09935483871" calcext:value-type="float">
            <text:p>9.2260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0192" calcext:value-type="float">
            <text:p>9.32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83664516129" calcext:value-type="float">
            <text:p>9.3118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5912" calcext:value-type="float">
            <text:p>9.4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946477419355" calcext:value-type="float">
            <text:p>9.6794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425341935484" calcext:value-type="float">
            <text:p>9.8442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18984" calcext:value-type="float">
            <text:p>9.6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37455483871" calcext:value-type="float">
            <text:p>9.1237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1984" calcext:value-type="float">
            <text:p>8.7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74967741936" calcext:value-type="float">
            <text:p>8.6897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426234482759" calcext:value-type="float">
            <text:p>8.69426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522090322581" calcext:value-type="float">
            <text:p>8.7852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677651612903" calcext:value-type="float">
            <text:p>8.9167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12696" calcext:value-type="float">
            <text:p>9.09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68129032258" calcext:value-type="float">
            <text:p>9.1626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092" calcext:value-type="float">
            <text:p>9.37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932593548387" calcext:value-type="float">
            <text:p>9.6993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250683870968" calcext:value-type="float">
            <text:p>9.7825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3232" calcext:value-type="float">
            <text:p>9.6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934374193548" calcext:value-type="float">
            <text:p>9.3993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1936" calcext:value-type="float">
            <text:p>8.99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67857142857" calcext:value-type="float">
            <text:p>8.91267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758038709677" calcext:value-type="float">
            <text:p>8.9575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028696774194" calcext:value-type="float">
            <text:p>9.0802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1528" calcext:value-type="float">
            <text:p>9.19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338090322581" calcext:value-type="float">
            <text:p>9.3033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94752" calcext:value-type="float">
            <text:p>9.66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89032258065" calcext:value-type="float">
            <text:p>9.7658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368670967742" calcext:value-type="float">
            <text:p>9.7836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72856" calcext:value-type="float">
            <text:p>9.72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036722580645" calcext:value-type="float">
            <text:p>9.5503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5752" calcext:value-type="float">
            <text:p>9.3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14495483871" calcext:value-type="float">
            <text:p>9.0414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891342857143" calcext:value-type="float">
            <text:p>9.15891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01535483871" calcext:value-type="float">
            <text:p>9.340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99793548387" calcext:value-type="float">
            <text:p>9.3609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80328" calcext:value-type="float">
            <text:p>9.50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05367741935" calcext:value-type="float">
            <text:p>9.59805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08744" calcext:value-type="float">
            <text:p>9.84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64219354839" calcext:value-type="float">
            <text:p>10.086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73393548387" calcext:value-type="float">
            <text:p>9.9157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83632" calcext:value-type="float">
            <text:p>9.40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372283870968" calcext:value-type="float">
            <text:p>8.8437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90712" calcext:value-type="float">
            <text:p>8.46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00903225807" calcext:value-type="float">
            <text:p>8.5280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8012" calcext:value-type="float">
            <text:p>8.4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867974193549" calcext:value-type="float">
            <text:p>8.65867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836129032258" calcext:value-type="float">
            <text:p>8.888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17215483871" calcext:value-type="float">
            <text:p>8.9317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0124" calcext:value-type="float">
            <text:p>9.12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697238709678" calcext:value-type="float">
            <text:p>9.42697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757987096774" calcext:value-type="float">
            <text:p>9.2975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8368" calcext:value-type="float">
            <text:p>8.95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106812903226" calcext:value-type="float">
            <text:p>8.8410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1392" calcext:value-type="float">
            <text:p>8.75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533651612903" calcext:value-type="float">
            <text:p>8.8253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65268965517" calcext:value-type="float">
            <text:p>8.88765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788670967742" calcext:value-type="float">
            <text:p>9.0978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98993548387" calcext:value-type="float">
            <text:p>9.2969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39184" calcext:value-type="float">
            <text:p>9.30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685109677419" calcext:value-type="float">
            <text:p>9.3168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0128" calcext:value-type="float">
            <text:p>9.34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259406451613" calcext:value-type="float">
            <text:p>9.4725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591380645161" calcext:value-type="float">
            <text:p>9.5359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84344" calcext:value-type="float">
            <text:p>9.36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591974193548" calcext:value-type="float">
            <text:p>9.4359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2592" calcext:value-type="float">
            <text:p>9.5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21574193548" calcext:value-type="float">
            <text:p>9.5182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544542857143" calcext:value-type="float">
            <text:p>9.60544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209625806452" calcext:value-type="float">
            <text:p>9.7420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86660645161" calcext:value-type="float">
            <text:p>10.0486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86968" calcext:value-type="float">
            <text:p>10.24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79135483871" calcext:value-type="float">
            <text:p>10.467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1544" calcext:value-type="float">
            <text:p>10.43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13489032258" calcext:value-type="float">
            <text:p>10.5713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43329032258" calcext:value-type="float">
            <text:p>10.824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7544" calcext:value-type="float">
            <text:p>10.27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915819354839" calcext:value-type="float">
            <text:p>9.7091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50104" calcext:value-type="float">
            <text:p>9.40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191767741936" calcext:value-type="float">
            <text:p>9.2719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499485714286" calcext:value-type="float">
            <text:p>9.3749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680438709677" calcext:value-type="float">
            <text:p>9.6068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187070967742" calcext:value-type="float">
            <text:p>9.7318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20912" calcext:value-type="float">
            <text:p>9.77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763122580645" calcext:value-type="float">
            <text:p>9.7576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79912" calcext:value-type="float">
            <text:p>9.98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5223225806" calcext:value-type="float">
            <text:p>10.2505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5796129032" calcext:value-type="float">
            <text:p>10.2295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4656" calcext:value-type="float">
            <text:p>10.02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897909677419" calcext:value-type="float">
            <text:p>9.5789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9336" calcext:value-type="float">
            <text:p>9.32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109651612903" calcext:value-type="float">
            <text:p>9.1910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873542857143" calcext:value-type="float">
            <text:p>9.2587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940748387097" calcext:value-type="float">
            <text:p>9.3194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08103225806" calcext:value-type="float">
            <text:p>9.4850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5568" calcext:value-type="float">
            <text:p>9.50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349625806452" calcext:value-type="float">
            <text:p>9.5134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106" calcext:value-type="float">
            <text:p>9.75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55310967742" calcext:value-type="float">
            <text:p>10.1855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40389677419" calcext:value-type="float">
            <text:p>10.1440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4176" calcext:value-type="float">
            <text:p>9.64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346193548387" calcext:value-type="float">
            <text:p>9.2634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4188" calcext:value-type="float">
            <text:p>9.1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272774193549" calcext:value-type="float">
            <text:p>9.04272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97496774194" calcext:value-type="float">
            <text:p>9.2509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342116129032" calcext:value-type="float">
            <text:p>9.4534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84696774194" calcext:value-type="float">
            <text:p>9.7508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092" calcext:value-type="float">
            <text:p>9.9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7579354839" calcext:value-type="float">
            <text:p>10.1077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36438709677" calcext:value-type="float">
            <text:p>9.8963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83472" calcext:value-type="float">
            <text:p>9.78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97625806452" calcext:value-type="float">
            <text:p>9.1629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98048" calcext:value-type="float">
            <text:p>8.69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06270967742" calcext:value-type="float">
            <text:p>8.6010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157" calcext:value-type="float">
            <text:p>8.751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69032258065" calcext:value-type="float">
            <text:p>8.9276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557883870968" calcext:value-type="float">
            <text:p>9.2155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8848" calcext:value-type="float">
            <text:p>9.5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65935483871" calcext:value-type="float">
            <text:p>9.8966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76256" calcext:value-type="float">
            <text:p>9.90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52012903226" calcext:value-type="float">
            <text:p>10.275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8926451613" calcext:value-type="float">
            <text:p>10.1408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1464" calcext:value-type="float">
            <text:p>9.6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57695483871" calcext:value-type="float">
            <text:p>9.315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73696" calcext:value-type="float">
            <text:p>8.3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708412903226" calcext:value-type="float">
            <text:p>8.2070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166828571429" calcext:value-type="float">
            <text:p>8.23166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800929032258" calcext:value-type="float">
            <text:p>8.3580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633187096774" calcext:value-type="float">
            <text:p>8.4563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2556" calcext:value-type="float">
            <text:p>8.51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95690322581" calcext:value-type="float">
            <text:p>8.5779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9416" calcext:value-type="float">
            <text:p>8.62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876051612903" calcext:value-type="float">
            <text:p>8.7887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78632258065" calcext:value-type="float">
            <text:p>8.9337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28448" calcext:value-type="float">
            <text:p>8.8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63767741935" calcext:value-type="float">
            <text:p>8.5556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3044" calcext:value-type="float">
            <text:p>8.3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88929032258" calcext:value-type="float">
            <text:p>8.1598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036685714286" calcext:value-type="float">
            <text:p>8.16036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698012903226" calcext:value-type="float">
            <text:p>8.1369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903896774194" calcext:value-type="float">
            <text:p>8.2390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2688" calcext:value-type="float">
            <text:p>8.34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99922580645" calcext:value-type="float">
            <text:p>8.5109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21696" calcext:value-type="float">
            <text:p>8.67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564309677419" calcext:value-type="float">
            <text:p>8.7956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848877419355" calcext:value-type="float">
            <text:p>8.7284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98792" calcext:value-type="float">
            <text:p>8.3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21470967742" calcext:value-type="float">
            <text:p>7.9122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8288" calcext:value-type="float">
            <text:p>7.74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44567741936" calcext:value-type="float">
            <text:p>7.7814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387034482759" calcext:value-type="float">
            <text:p>7.84387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289135483871" calcext:value-type="float">
            <text:p>7.9428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68696774194" calcext:value-type="float">
            <text:p>8.089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49976" calcext:value-type="float">
            <text:p>8.18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44903225806" calcext:value-type="float">
            <text:p>8.2384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059458064516" calcext:value-type="float">
            <text:p>8.3705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29806451613" calcext:value-type="float">
            <text:p>8.2472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61496774194" calcext:value-type="float">
            <text:p>7.5136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218" calcext:value-type="float">
            <text:p>7.28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91096774194" calcext:value-type="float">
            <text:p>7.2149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554142857143" calcext:value-type="float">
            <text:p>7.32554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610193548387" calcext:value-type="float">
            <text:p>7.5261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65032258065" calcext:value-type="float">
            <text:p>7.8456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9372" calcext:value-type="float">
            <text:p>7.9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93290322581" calcext:value-type="float">
            <text:p>8.0049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4504" calcext:value-type="float">
            <text:p>8.22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185548387097" calcext:value-type="float">
            <text:p>8.3318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612387096774" calcext:value-type="float">
            <text:p>8.3161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1096" calcext:value-type="float">
            <text:p>8.2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456851612903" calcext:value-type="float">
            <text:p>8.0145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4132" calcext:value-type="float">
            <text:p>7.9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416387096774" calcext:value-type="float">
            <text:p>7.8741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898" calcext:value-type="float">
            <text:p>7.94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374709677419" calcext:value-type="float">
            <text:p>8.1037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367741935484" calcext:value-type="float">
            <text:p>8.2836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14616" calcext:value-type="float">
            <text:p>8.34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769677419355" calcext:value-type="float">
            <text:p>8.4876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884" calcext:value-type="float">
            <text:p>8.4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64903225806" calcext:value-type="float">
            <text:p>8.6956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641806451613" calcext:value-type="float">
            <text:p>8.8264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0412" calcext:value-type="float">
            <text:p>8.6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088387096774" calcext:value-type="float">
            <text:p>8.3008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8272" calcext:value-type="float">
            <text:p>8.04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988387096774" calcext:value-type="float">
            <text:p>7.9198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005" calcext:value-type="float">
            <text:p>8.02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220258064516" calcext:value-type="float">
            <text:p>8.2822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021290322581" calcext:value-type="float">
            <text:p>8.3402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18728" calcext:value-type="float">
            <text:p>8.48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807819354839" calcext:value-type="float">
            <text:p>8.6880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7448" calcext:value-type="float">
            <text:p>8.8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530193548387" calcext:value-type="float">
            <text:p>8.7453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0436" calcext:value-type="float">
            <text:p>8.0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05367741936" calcext:value-type="float">
            <text:p>7.6930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666" calcext:value-type="float">
            <text:p>7.5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634477419355" calcext:value-type="float">
            <text:p>7.5763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44110344828" calcext:value-type="float">
            <text:p>7.64144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766322580645" calcext:value-type="float">
            <text:p>7.7276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85032258065" calcext:value-type="float">
            <text:p>7.9218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8724" calcext:value-type="float">
            <text:p>8.0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25806451613" calcext:value-type="float">
            <text:p>7.9272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524" calcext:value-type="float">
            <text:p>8.12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451612903226" calcext:value-type="float">
            <text:p>8.2345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703225806452" calcext:value-type="float">
            <text:p>8.087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1728" calcext:value-type="float">
            <text:p>7.96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234193548387" calcext:value-type="float">
            <text:p>7.9223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1968" calcext:value-type="float">
            <text:p>7.8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731612903226" calcext:value-type="float">
            <text:p>7.777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818428571429" calcext:value-type="float">
            <text:p>7.78818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511225806452" calcext:value-type="float">
            <text:p>7.9651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995303225806" calcext:value-type="float">
            <text:p>8.0799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0436" calcext:value-type="float">
            <text:p>8.0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703225806452" calcext:value-type="float">
            <text:p>8.087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676" calcext:value-type="float">
            <text:p>8.20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87264516129" calcext:value-type="float">
            <text:p>8.368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96129032258" calcext:value-type="float">
            <text:p>8.3549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28032" calcext:value-type="float">
            <text:p>8.10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927096774194" calcext:value-type="float">
            <text:p>7.8092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494" calcext:value-type="float">
            <text:p>7.77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442451612903" calcext:value-type="float">
            <text:p>7.6244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41571428572" calcext:value-type="float">
            <text:p>7.68041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389212903226" calcext:value-type="float">
            <text:p>7.8138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05664516129" calcext:value-type="float">
            <text:p>7.850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3784" calcext:value-type="float">
            <text:p>7.9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850709677419" calcext:value-type="float">
            <text:p>8.0885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556283870968" calcext:value-type="float">
            <text:p>8.3255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958838709677" calcext:value-type="float">
            <text:p>8.2595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06448" calcext:value-type="float">
            <text:p>7.80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62064516129" calcext:value-type="float">
            <text:p>7.5836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684" calcext:value-type="float">
            <text:p>7.3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493419354839" calcext:value-type="float">
            <text:p>7.1549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9282" calcext:value-type="float">
            <text:p>7.209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77161290323" calcext:value-type="float">
            <text:p>7.1937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87225806452" calcext:value-type="float">
            <text:p>7.1878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8696" calcext:value-type="float">
            <text:p>7.28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41935483871" calcext:value-type="float">
            <text:p>7.374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5192" calcext:value-type="float">
            <text:p>7.5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11741935484" calcext:value-type="float">
            <text:p>7.6131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593419354839" calcext:value-type="float">
            <text:p>7.5359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969052631579" calcext:value-type="float">
            <text:p>7.349690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603384615385" calcext:value-type="float">
            <text:p>7.24603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56856" calcext:value-type="float">
            <text:p>7.0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665806451613" calcext:value-type="float">
            <text:p>6.9366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02317241379" calcext:value-type="float">
            <text:p>6.91202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68568" calcext:value-type="float">
            <text:p>6.95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929522580645" calcext:value-type="float">
            <text:p>7.0692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32344" calcext:value-type="float">
            <text:p>7.1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51096774194" calcext:value-type="float">
            <text:p>7.0625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78" calcext:value-type="float">
            <text:p>7.12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538529032258" calcext:value-type="float">
            <text:p>7.1753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38696" calcext:value-type="float">
            <text:p>7.0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639793548387" calcext:value-type="float">
            <text:p>6.8463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18432" calcext:value-type="float">
            <text:p>6.77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4464516129" calcext:value-type="float">
            <text:p>6.890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30857142857" calcext:value-type="float">
            <text:p>7.0953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32335483871" calcext:value-type="float">
            <text:p>7.313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878580645161" calcext:value-type="float">
            <text:p>7.3687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46270967742" calcext:value-type="float">
            <text:p>7.2294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7824" calcext:value-type="float">
            <text:p>7.2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66525" calcext:value-type="float">
            <text:p>7.506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890709677419" calcext:value-type="float">
            <text:p>7.4789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3808" calcext:value-type="float">
            <text:p>7.3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49858064516" calcext:value-type="float">
            <text:p>7.2214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4904" calcext:value-type="float">
            <text:p>7.02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156258064516" calcext:value-type="float">
            <text:p>6.9715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166657142857" calcext:value-type="float">
            <text:p>6.91166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590984615385" calcext:value-type="float">
            <text:p>7.01590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96258064516" calcext:value-type="float">
            <text:p>7.1239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66152" calcext:value-type="float">
            <text:p>7.10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73729032258" calcext:value-type="float">
            <text:p>6.9437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81496" calcext:value-type="float">
            <text:p>6.9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615458064516" calcext:value-type="float">
            <text:p>7.1361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81020689655" calcext:value-type="float">
            <text:p>7.08681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6144" calcext:value-type="float">
            <text:p>6.99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965257142857" calcext:value-type="float">
            <text:p>6.79965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164" calcext:value-type="float">
            <text:p>6.51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101961290323" calcext:value-type="float">
            <text:p>6.5110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534533333333" calcext:value-type="float">
            <text:p>6.61534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71561290323" calcext:value-type="float">
            <text:p>6.7457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692412903226" calcext:value-type="float">
            <text:p>6.9269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64662068966" calcext:value-type="float">
            <text:p>6.986646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69351724138" calcext:value-type="float">
            <text:p>7.05969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58" calcext:value-type="float">
            <text:p>7.05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314709677419" calcext:value-type="float">
            <text:p>7.1131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14967741936" calcext:value-type="float">
            <text:p>6.9371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972" calcext:value-type="float">
            <text:p>6.6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08567741936" calcext:value-type="float">
            <text:p>6.4250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286" calcext:value-type="float">
            <text:p>6.37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61161290323" calcext:value-type="float">
            <text:p>6.2946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72124137931" calcext:value-type="float">
            <text:p>6.3372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294580645161" calcext:value-type="float">
            <text:p>6.3629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45935483871" calcext:value-type="float">
            <text:p>6.3914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54" calcext:value-type="float">
            <text:p>6.3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8745" calcext:value-type="float">
            <text:p>6.468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31112" calcext:value-type="float">
            <text:p>6.50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61161290323" calcext:value-type="float">
            <text:p>6.6756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248258064516" calcext:value-type="float">
            <text:p>6.7124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0312" calcext:value-type="float">
            <text:p>6.5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8184" calcext:value-type="float">
            <text:p>6.2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379612903226" calcext:value-type="float">
            <text:p>6.2837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00444444445" calcext:value-type="float">
            <text:p>6.315004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15870967742" calcext:value-type="float">
            <text:p>6.3211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66064516129" calcext:value-type="float">
            <text:p>6.3796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15112" calcext:value-type="float">
            <text:p>6.40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31870967742" calcext:value-type="float">
            <text:p>6.4583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117548387097" calcext:value-type="float">
            <text:p>6.7011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344258064516" calcext:value-type="float">
            <text:p>6.7734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48" calcext:value-type="float">
            <text:p>6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284137931035" calcext:value-type="float">
            <text:p>6.44284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930461538462" calcext:value-type="float">
            <text:p>6.15930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318322580645" calcext:value-type="float">
            <text:p>6.1731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30864516129" calcext:value-type="float">
            <text:p>6.2303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2792" calcext:value-type="float">
            <text:p>6.1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20272" calcext:value-type="float">
            <text:p>6.21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24903225807" calcext:value-type="float">
            <text:p>6.2572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388" calcext:value-type="float">
            <text:p>6.40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346012903226" calcext:value-type="float">
            <text:p>6.6434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01806451613" calcext:value-type="float">
            <text:p>6.7690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763172413793" calcext:value-type="float">
            <text:p>6.40763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776" calcext:value-type="float">
            <text:p>6.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213677419355" calcext:value-type="float">
            <text:p>5.9121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71571428572" calcext:value-type="float">
            <text:p>5.88971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708869565217" calcext:value-type="float">
            <text:p>6.0270886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073677419355" calcext:value-type="float">
            <text:p>6.1407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742482758621" calcext:value-type="float">
            <text:p>6.19742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89290322581" calcext:value-type="float">
            <text:p>6.1608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804" calcext:value-type="float">
            <text:p>6.17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98864516129" calcext:value-type="float">
            <text:p>6.219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813419354839" calcext:value-type="float">
            <text:p>6.0881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778" calcext:value-type="float">
            <text:p>5.843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7288" calcext:value-type="float">
            <text:p>5.6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014761290323" calcext:value-type="float">
            <text:p>5.6301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7324137931" calcext:value-type="float">
            <text:p>5.5447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24495483871" calcext:value-type="float">
            <text:p>5.6124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29032258065" calcext:value-type="float">
            <text:p>5.7272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5396" calcext:value-type="float">
            <text:p>5.8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950206896552" calcext:value-type="float">
            <text:p>5.86950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9256" calcext:value-type="float">
            <text:p>5.83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77076923077" calcext:value-type="float">
            <text:p>5.96177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704696774194" calcext:value-type="float">
            <text:p>6.0170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61096" calcext:value-type="float">
            <text:p>5.9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125688888889" calcext:value-type="float">
            <text:p>5.85125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98488" calcext:value-type="float">
            <text:p>5.74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813903448276" calcext:value-type="float">
            <text:p>5.65813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23" calcext:value-type="float">
            <text:p>5.65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409942857143" calcext:value-type="float">
            <text:p>5.6940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01" calcext:value-type="float">
            <text:p>5.88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296" calcext:value-type="float">
            <text:p>5.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63" calcext:value-type="float">
            <text:p>5.95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9056" calcext:value-type="float">
            <text:p>5.9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166" calcext:value-type="float">
            <text:p>5.6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148" calcext:value-type="float">
            <text:p>5.4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55312" calcext:value-type="float">
            <text:p>5.5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878" calcext:value-type="float">
            <text:p>5.4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1" calcext:value-type="float">
            <text:p>5.6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2544" calcext:value-type="float">
            <text:p>5.6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04" calcext:value-type="float">
            <text:p>5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42455" calcext:value-type="float">
            <text:p>5.7742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22080510204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974" calcext:value-type="float">
            <text:p>5.5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44" meta:object-count="0"/>
    <meta:user-defined meta:name="AppVersion">3.0</meta:user-defined>
  </office:meta>
</office:document-meta>
</file>